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36.71mm"/>
    </style:style>
    <style:style style:name="co5" style:family="table-column">
      <style:table-column-properties fo:break-before="auto" style:column-width="12.65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26.0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text-align-source="fix" style:repeat-content="false" fo:border-left="0.74pt double-thin #000000" style:border-line-width-left="0.18mm 0.04mm 0.18mm" fo:border-right="0.74pt solid #000000" fo:border-top="0.74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2" style:family="table-cell" style:parent-style-name="Default" style:data-style-name="N100">
      <style:table-cell-properties fo:border-bottom="0.74pt solid #000000" style:text-align-source="fix" style:repeat-content="false" fo:border-left="0.74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3" style:family="table-cell" style:parent-style-name="Default" style:data-style-name="N100">
      <style:table-cell-properties fo:border-bottom="0.74pt double-thin #000000" style:border-line-width-bottom="0.18mm 0.04mm 0.18mm" style:text-align-source="fix" style:repeat-content="false" fo:border-left="0.74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5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0.74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6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7" style:family="table-cell" style:parent-style-name="Default" style:data-style-name="N107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8" style:family="table-cell" style:parent-style-name="Default" style:data-style-name="N107">
      <style:table-cell-properties fo:border-bottom="0.74pt double-thin #000000" style:border-line-width-bottom="0.18mm 0.04mm 0.18mm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9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10" style:family="table-cell" style:parent-style-name="Default">
      <style:text-properties style:font-name="FreeSans" fo:font-size="11pt"/>
    </style:style>
    <style:style style:name="ce11" style:family="table-cell" style:parent-style-name="Default" style:data-style-name="N10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2" style:family="table-cell" style:parent-style-name="Default" style:data-style-name="N107">
      <style:table-cell-properties fo:border-bottom="0.74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3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7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5" style:family="table-cell" style:parent-style-name="Default" style:data-style-name="N107">
      <style:table-cell-properties fo:border-bottom="0.74pt double-thin #000000" style:border-line-width-bottom="0.18mm 0.04mm 0.18mm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6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double-thin #000000" style:border-line-width-right="0.18mm 0.04mm 0.18mm" fo:border-top="0.74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7" style:family="table-cell" style:parent-style-name="Default" style:data-style-name="N108">
      <style:table-cell-properties fo:border-bottom="0.74pt solid #000000" fo:border-left="0.74pt solid #000000" fo:border-right="0.74pt double-thin #000000" style:border-line-width-right="0.18mm 0.04mm 0.18mm" fo:border-top="0.74pt solid #000000"/>
      <style:text-properties style:font-name="FreeSans" fo:font-size="11pt"/>
    </style:style>
    <style:style style:name="ce18" style:family="table-cell" style:parent-style-name="Default" style:data-style-name="N108">
      <style:table-cell-properties fo:border-bottom="0.74pt double-thin #000000" style:border-line-width-bottom="0.18mm 0.04mm 0.18mm" fo:border-left="0.74pt solid #000000" fo:border-right="0.74pt double-thin #000000" style:border-line-width-right="0.18mm 0.04mm 0.18mm" fo:border-top="0.74pt solid #000000"/>
      <style:text-properties style:font-name="FreeSans" fo:font-size="11pt"/>
    </style:style>
    <style:style style:name="ce19" style:family="table-cell" style:parent-style-name="Default" style:data-style-name="N100">
      <style:text-properties style:font-name="FreeSans" fo:font-size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Погреб" table:style-name="ta1">
        <table:table-column table:style-name="co1" table:default-cell-style-name="ce4"/>
        <table:table-column table:style-name="co2" table:number-columns-repeated="4" table:default-cell-style-name="ce10"/>
        <table:table-column table:style-name="co3" table:default-cell-style-name="ce10"/>
        <table:table-column table:style-name="co2" table:default-cell-style-name="ce10"/>
        <table:table-column table:style-name="co3" table:default-cell-style-name="ce10"/>
        <table:table-column table:style-name="co2" table:default-cell-style-name="Default"/>
        <table:table-row table:style-name="ro1">
          <table:table-cell table:style-name="ce1" office:value-type="string" calcext:value-type="string">
            <text:p>Елемент</text:p>
          </table:table-cell>
          <table:table-cell table:style-name="ce5" office:value-type="string" calcext:value-type="string">
            <text:p>L, м</text:p>
          </table:table-cell>
          <table:table-cell table:style-name="ce5" office:value-type="string" calcext:value-type="string">
            <text:p>H, м</text:p>
          </table:table-cell>
          <table:table-cell table:style-name="ce5" office:value-type="string" calcext:value-type="string">
            <text:p>W, м</text:p>
          </table:table-cell>
          <table:table-cell table:style-name="ce5" office:value-type="string" calcext:value-type="string">
            <text:p>V, м3</text:p>
          </table:table-cell>
          <table:table-cell table:style-name="ce16" office:value-type="string" calcext:value-type="string">
            <text:p>Кількість, шт</text:p>
          </table:table-cell>
          <table:table-cell table:style-name="ce19"/>
          <table:table-cell table:style-name="ce4" office:value-type="string" calcext:value-type="string">
            <text:p>В 1 м3</text:p>
          </table:table-cell>
          <table:table-cell table:style-name="ce20" office:value-type="float" office:value="400" calcext:value-type="float">
            <text:p>400</text:p>
          </table:table-cell>
        </table:table-row>
        <table:table-row table:style-name="ro1">
          <table:table-cell table:style-name="ce2" office:value-type="string" calcext:value-type="string">
            <text:p>Кімната бічна 1</text:p>
          </table:table-cell>
          <table:table-cell table:style-name="ce6" office:value-type="float" office:value="4.2" calcext:value-type="float">
            <text:p>4,20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table:formula="of:=[.B2]*[.C2]*[.D2]" office:value-type="float" office:value="2.1" calcext:value-type="float">
            <text:p>2,10</text:p>
          </table:table-cell>
          <table:table-cell table:style-name="ce17" table:formula="of:=[.E2]*[.$I$1]" office:value-type="float" office:value="840" calcext:value-type="float">
            <text:p>840</text:p>
          </table:table-cell>
          <table:table-cell/>
          <table:table-cell table:style-name="ce4" office:value-type="string" calcext:value-type="string">
            <text:p>Надбавка,%</text:p>
          </table:table-cell>
          <table:table-cell table:style-name="ce20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Кімната бічна 2</text:p>
          </table:table-cell>
          <table:table-cell table:style-name="ce6" office:value-type="float" office:value="4.2" calcext:value-type="float">
            <text:p>4,20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table:formula="of:=[.B3]*[.C3]*[.D3]" office:value-type="float" office:value="2.1" calcext:value-type="float">
            <text:p>2,10</text:p>
          </table:table-cell>
          <table:table-cell table:style-name="ce17" table:formula="of:=[.E3]*[.$I$1]"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Кімната торцева 1</text:p>
          </table:table-cell>
          <table:table-cell table:style-name="ce6" office:value-type="float" office:value="2.4" calcext:value-type="float">
            <text:p>2,40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table:formula="of:=[.B4]*[.C4]*[.D4]" office:value-type="float" office:value="1.2" calcext:value-type="float">
            <text:p>1,20</text:p>
          </table:table-cell>
          <table:table-cell table:style-name="ce17" table:formula="of:=[.E4]*[.$I$1]"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Кімната торцева 2</text:p>
          </table:table-cell>
          <table:table-cell table:style-name="ce6" office:value-type="float" office:value="2.4" calcext:value-type="float">
            <text:p>2,40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table:formula="of:=[.B5]*[.C5]*[.D5]" office:value-type="float" office:value="1.2" calcext:value-type="float">
            <text:p>1,20</text:p>
          </table:table-cell>
          <table:table-cell table:style-name="ce17" table:formula="of:=[.E5]*[.$I$1]"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Лаз бічна 1</text:p>
          </table:table-cell>
          <table:table-cell table:style-name="ce6" office:value-type="float" office:value="1.33" calcext:value-type="float">
            <text:p>1,33</text:p>
          </table:table-cell>
          <table:table-cell table:style-name="ce6" office:value-type="float" office:value="0.65" calcext:value-type="float">
            <text:p>0,65</text:p>
          </table:table-cell>
          <table:table-cell table:style-name="ce6" office:value-type="float" office:value="0.125" calcext:value-type="float">
            <text:p>0,13</text:p>
          </table:table-cell>
          <table:table-cell table:style-name="ce6" table:formula="of:=[.B8]*[.C8]*[.D6]" office:value-type="float" office:value="0.058125" calcext:value-type="float">
            <text:p>0,06</text:p>
          </table:table-cell>
          <table:table-cell table:style-name="ce17" table:formula="of:=[.E6]*[.$I$1]" office:value-type="float" office:value="23.25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Лаз бічна 2</text:p>
          </table:table-cell>
          <table:table-cell table:style-name="ce6" office:value-type="float" office:value="1.46" calcext:value-type="float">
            <text:p>1,46</text:p>
          </table:table-cell>
          <table:table-cell table:style-name="ce6" office:value-type="float" office:value="0.5" calcext:value-type="float">
            <text:p>0,50</text:p>
          </table:table-cell>
          <table:table-cell table:style-name="ce13" office:value-type="float" office:value="0.125" calcext:value-type="float">
            <text:p>0,13</text:p>
          </table:table-cell>
          <table:table-cell table:style-name="ce6" table:formula="of:=[.B7]*[.C7]*[.D7]" office:value-type="float" office:value="0.09125" calcext:value-type="float">
            <text:p>0,09</text:p>
          </table:table-cell>
          <table:table-cell table:style-name="ce17" table:formula="of:=[.E7]*[.$I$1]" office:value-type="float" office:value="36.5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Лаз торцева 1</text:p>
          </table:table-cell>
          <table:table-cell table:style-name="ce6" office:value-type="float" office:value="0.93" calcext:value-type="float">
            <text:p>0,93</text:p>
          </table:table-cell>
          <table:table-cell table:style-name="ce6" office:value-type="float" office:value="0.5" calcext:value-type="float">
            <text:p>0,50</text:p>
          </table:table-cell>
          <table:table-cell table:style-name="ce13" office:value-type="float" office:value="0.125" calcext:value-type="float">
            <text:p>0,13</text:p>
          </table:table-cell>
          <table:table-cell table:style-name="ce6" table:formula="of:=[.B8]*[.C8]*[.D8]" office:value-type="float" office:value="0.058125" calcext:value-type="float">
            <text:p>0,06</text:p>
          </table:table-cell>
          <table:table-cell table:style-name="ce17" table:formula="of:=[.E8]*[.$I$1]" office:value-type="float" office:value="23.25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Лаз торцева 2</text:p>
          </table:table-cell>
          <table:table-cell table:style-name="ce6" office:value-type="float" office:value="0.81" calcext:value-type="float">
            <text:p>0,81</text:p>
          </table:table-cell>
          <table:table-cell table:style-name="ce6" office:value-type="float" office:value="0.65" calcext:value-type="float">
            <text:p>0,65</text:p>
          </table:table-cell>
          <table:table-cell table:style-name="ce13" office:value-type="float" office:value="0.125" calcext:value-type="float">
            <text:p>0,13</text:p>
          </table:table-cell>
          <table:table-cell table:style-name="ce6" table:formula="of:=[.B9]*[.C9]*[.D9]" office:value-type="float" office:value="0.0658125" calcext:value-type="float">
            <text:p>0,07</text:p>
          </table:table-cell>
          <table:table-cell table:style-name="ce17" table:formula="of:=[.E9]*[.$I$1]" office:value-type="float" office:value="26.325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Простінок</text:p>
          </table:table-cell>
          <table:table-cell table:style-name="ce6" office:value-type="float" office:value="1.9" calcext:value-type="float">
            <text:p>1,90</text:p>
          </table:table-cell>
          <table:table-cell table:style-name="ce6" office:value-type="float" office:value="2" calcext:value-type="float">
            <text:p>2,00</text:p>
          </table:table-cell>
          <table:table-cell table:style-name="ce13" office:value-type="float" office:value="0.125" calcext:value-type="float">
            <text:p>0,13</text:p>
          </table:table-cell>
          <table:table-cell table:style-name="ce6" table:formula="of:=[.B10]*[.C10]*[.D10]" office:value-type="float" office:value="0.475" calcext:value-type="float">
            <text:p>0,48</text:p>
          </table:table-cell>
          <table:table-cell table:style-name="ce17" table:formula="of:=[.E10]*[.$I$1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Двері (-)</text:p>
          </table:table-cell>
          <table:table-cell table:style-name="ce6" office:value-type="float" office:value="0.7" calcext:value-type="float">
            <text:p>0,70</text:p>
          </table:table-cell>
          <table:table-cell table:style-name="ce6" office:value-type="float" office:value="1.8" calcext:value-type="float">
            <text:p>1,80</text:p>
          </table:table-cell>
          <table:table-cell table:style-name="ce13" office:value-type="float" office:value="-0.125" calcext:value-type="float">
            <text:p>-0,13</text:p>
          </table:table-cell>
          <table:table-cell table:style-name="ce6" table:formula="of:=[.B11]*[.C11]*[.D11]" office:value-type="float" office:value="-0.1575" calcext:value-type="float">
            <text:p>-0,16</text:p>
          </table:table-cell>
          <table:table-cell table:style-name="ce17" table:formula="of:=[.E11]*[.$I$1]" office:value-type="float" office:value="-63" calcext:value-type="float">
            <text:p>-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Разом (точно)</text:p>
          </table:table-cell>
          <table:table-cell table:style-name="ce7"/>
          <table:table-cell table:style-name="ce11" table:number-columns-repeated="2"/>
          <table:table-cell table:style-name="ce14"/>
          <table:table-cell table:style-name="ce17" table:formula="of:=SUM([.F2:.F9])" office:value-type="float" office:value="2749.325" calcext:value-type="float">
            <text:p>2749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З надбавкою</text:p>
          </table:table-cell>
          <table:table-cell table:style-name="ce8"/>
          <table:table-cell table:style-name="ce12" table:number-columns-repeated="2"/>
          <table:table-cell table:style-name="ce15"/>
          <table:table-cell table:style-name="ce18" table:formula="of:=[.F12]*(1 + [.$I$2]/100)" office:value-type="float" office:value="3024.2575" calcext:value-type="float">
            <text:p>3024</text:p>
          </table:table-cell>
          <table:table-cell table:number-columns-repeated="3"/>
        </table:table-row>
        <table:table-row table:style-name="ro1" table:number-rows-repeated="168">
          <table:table-cell/>
          <table:table-cell table:style-name="ce9" table:number-columns-repeated="4"/>
          <table:table-cell table:number-columns-repeated="4"/>
        </table:table-row>
        <table:table-row table:style-name="ro1" table:number-rows-repeated="104839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Яма" table:style-name="ta1">
        <table:table-column table:style-name="co4" table:default-cell-style-name="ce2"/>
        <table:table-column table:style-name="co2" table:number-columns-repeated="3" table:default-cell-style-name="ce6"/>
        <table:table-column table:style-name="co5" table:default-cell-style-name="ce6"/>
        <table:table-column table:style-name="co6" table:default-cell-style-name="ce17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Елемент</text:p>
          </table:table-cell>
          <table:table-cell table:style-name="ce5" office:value-type="string" calcext:value-type="string">
            <text:p>L, м</text:p>
          </table:table-cell>
          <table:table-cell table:style-name="ce5" office:value-type="string" calcext:value-type="string">
            <text:p>H, м</text:p>
          </table:table-cell>
          <table:table-cell table:style-name="ce5" office:value-type="string" calcext:value-type="string">
            <text:p>W, м</text:p>
          </table:table-cell>
          <table:table-cell table:style-name="ce5" office:value-type="string" calcext:value-type="string">
            <text:p>V, м3</text:p>
          </table:table-cell>
          <table:table-cell table:style-name="ce16" office:value-type="string" calcext:value-type="string">
            <text:p>Кількість, шт</text:p>
          </table:table-cell>
          <table:table-cell/>
          <table:table-cell table:style-name="ce4" office:value-type="string" calcext:value-type="string">
            <text:p>В 1 м3</text:p>
          </table:table-cell>
          <table:table-cell table:style-name="ce20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Кімната бічна 1</text:p>
          </table:table-cell>
          <table:table-cell office:value-type="float" office:value="4" calcext:value-type="float">
            <text:p>4,00</text:p>
          </table:table-cell>
          <table:table-cell office:value-type="float" office:value="1.6" calcext:value-type="float">
            <text:p>1,60</text:p>
          </table:table-cell>
          <table:table-cell office:value-type="float" office:value="0.25" calcext:value-type="float">
            <text:p>0,25</text:p>
          </table:table-cell>
          <table:table-cell table:formula="of:=[.B2]*[.C2]*[.D2]" office:value-type="float" office:value="1.6" calcext:value-type="float">
            <text:p>1,60</text:p>
          </table:table-cell>
          <table:table-cell table:formula="of:=[.E2]*[.$I$1]" office:value-type="float" office:value="640" calcext:value-type="float">
            <text:p>640</text:p>
          </table:table-cell>
          <table:table-cell/>
          <table:table-cell table:style-name="ce4" office:value-type="string" calcext:value-type="string">
            <text:p>Надбавка,%</text:p>
          </table:table-cell>
          <table:table-cell table:style-name="ce2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Кімната бічна 2</text:p>
          </table:table-cell>
          <table:table-cell office:value-type="float" office:value="4" calcext:value-type="float">
            <text:p>4,00</text:p>
          </table:table-cell>
          <table:table-cell office:value-type="float" office:value="1.6" calcext:value-type="float">
            <text:p>1,60</text:p>
          </table:table-cell>
          <table:table-cell office:value-type="float" office:value="0.25" calcext:value-type="float">
            <text:p>0,25</text:p>
          </table:table-cell>
          <table:table-cell table:formula="of:=[.B3]*[.C3]*[.D3]" office:value-type="float" office:value="1.6" calcext:value-type="float">
            <text:p>1,60</text:p>
          </table:table-cell>
          <table:table-cell table:formula="of:=[.E3]*[.$I$1]"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імната торцева 1</text:p>
          </table:table-cell>
          <table:table-cell office:value-type="float" office:value="1.4" calcext:value-type="float">
            <text:p>1,40</text:p>
          </table:table-cell>
          <table:table-cell office:value-type="float" office:value="1.6" calcext:value-type="float">
            <text:p>1,60</text:p>
          </table:table-cell>
          <table:table-cell office:value-type="float" office:value="0.125" calcext:value-type="float">
            <text:p>0,13</text:p>
          </table:table-cell>
          <table:table-cell table:formula="of:=[.B4]*[.C4]*[.D4]" office:value-type="float" office:value="0.28" calcext:value-type="float">
            <text:p>0,28</text:p>
          </table:table-cell>
          <table:table-cell table:formula="of:=[.E4]*[.$I$1]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імната торцева 2</text:p>
          </table:table-cell>
          <table:table-cell office:value-type="float" office:value="1.4" calcext:value-type="float">
            <text:p>1,40</text:p>
          </table:table-cell>
          <table:table-cell office:value-type="float" office:value="1.6" calcext:value-type="float">
            <text:p>1,60</text:p>
          </table:table-cell>
          <table:table-cell office:value-type="float" office:value="0.125" calcext:value-type="float">
            <text:p>0,13</text:p>
          </table:table-cell>
          <table:table-cell table:formula="of:=[.B5]*[.C5]*[.D5]" office:value-type="float" office:value="0.28" calcext:value-type="float">
            <text:p>0,28</text:p>
          </table:table-cell>
          <table:table-cell table:formula="of:=[.E5]*[.$I$1]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твір під полку (-)</text:p>
          </table:table-cell>
          <table:table-cell office:value-type="float" office:value="0.8" calcext:value-type="float">
            <text:p>0,80</text:p>
          </table:table-cell>
          <table:table-cell office:value-type="float" office:value="0.6" calcext:value-type="float">
            <text:p>0,60</text:p>
          </table:table-cell>
          <table:table-cell office:value-type="float" office:value="-0.25" calcext:value-type="float">
            <text:p>-0,25</text:p>
          </table:table-cell>
          <table:table-cell table:formula="of:=[.B6]*[.C6]*[.D6]" office:value-type="float" office:value="-0.12" calcext:value-type="float">
            <text:p>-0,12</text:p>
          </table:table-cell>
          <table:table-cell table:formula="of:=[.E6]*[.$I$1]"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лка бічна 1</text:p>
          </table:table-cell>
          <table:table-cell office:value-type="float" office:value="0.38" calcext:value-type="float">
            <text:p>0,38</text:p>
          </table:table-cell>
          <table:table-cell office:value-type="float" office:value="0.6" calcext:value-type="float">
            <text:p>0,60</text:p>
          </table:table-cell>
          <table:table-cell table:style-name="ce13" office:value-type="float" office:value="0.125" calcext:value-type="float">
            <text:p>0,13</text:p>
          </table:table-cell>
          <table:table-cell table:formula="of:=[.B9]*[.C9]*[.D7]" office:value-type="float" office:value="0.06" calcext:value-type="float">
            <text:p>0,06</text:p>
          </table:table-cell>
          <table:table-cell table:formula="of:=[.E7]*[.$I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лка бічна 2</text:p>
          </table:table-cell>
          <table:table-cell office:value-type="float" office:value="0.38" calcext:value-type="float">
            <text:p>0,38</text:p>
          </table:table-cell>
          <table:table-cell table:style-name="ce13" office:value-type="float" office:value="0.6" calcext:value-type="float">
            <text:p>0,60</text:p>
          </table:table-cell>
          <table:table-cell table:style-name="ce13" office:value-type="float" office:value="0.125" calcext:value-type="float">
            <text:p>0,13</text:p>
          </table:table-cell>
          <table:table-cell table:formula="of:=[.B8]*[.C8]*[.D8]" office:value-type="float" office:value="0.0285" calcext:value-type="float">
            <text:p>0,03</text:p>
          </table:table-cell>
          <table:table-cell table:formula="of:=[.E8]*[.$I$1]" office:value-type="float" office:value="11.4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лка торцева 1</text:p>
          </table:table-cell>
          <table:table-cell office:value-type="float" office:value="0.8" calcext:value-type="float">
            <text:p>0,80</text:p>
          </table:table-cell>
          <table:table-cell table:style-name="ce13" office:value-type="float" office:value="0.6" calcext:value-type="float">
            <text:p>0,60</text:p>
          </table:table-cell>
          <table:table-cell table:style-name="ce13" office:value-type="float" office:value="0.125" calcext:value-type="float">
            <text:p>0,13</text:p>
          </table:table-cell>
          <table:table-cell table:formula="of:=[.B9]*[.C9]*[.D9]" office:value-type="float" office:value="0.06" calcext:value-type="float">
            <text:p>0,06</text:p>
          </table:table-cell>
          <table:table-cell table:formula="of:=[.E9]*[.$I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7"/>
          <table:table-cell table:style-name="ce11" table:number-columns-repeated="2"/>
          <table:table-cell table:style-name="ce14"/>
          <table:table-cell table:formula="of:=SUM([.F2:.F9])" office:value-type="float" office:value="1515.4" calcext:value-type="float">
            <text:p>151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З надбавкою</text:p>
          </table:table-cell>
          <table:table-cell table:style-name="ce8"/>
          <table:table-cell table:style-name="ce12" table:number-columns-repeated="2"/>
          <table:table-cell table:style-name="ce15"/>
          <table:table-cell table:style-name="ce18" table:formula="of:=[.F10]*(1 + [.$I$2]/100)" office:value-type="float" office:value="1666.94" calcext:value-type="float">
            <text:p>166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/>
    </number:number-style>
    <number:number-style style:name="N107">
      <style:text-properties fo:color="#ff0000"/>
      <number:text>-</number:text>
      <number:number number:decimal-places="2" loext:min-decimal-places="2" number:min-integer-digits="1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/>
    </number:number-style>
    <number:number-style style:name="N108">
      <style:text-properties fo:color="#ff0000"/>
      <number:text>-</number:text>
      <number:number number:decimal-places="0" loext:min-decimal-places="0" number:min-integer-digits="1"/>
      <style:map style:condition="value()&gt;=0" style:apply-style-name="N10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5-18T08:26:37.856416610</meta:creation-date>
    <dc:date>2021-05-18T09:40:39.954344179</dc:date>
    <dc:creator>Віталій </dc:creator>
    <meta:editing-duration>PT43M12S</meta:editing-duration>
    <meta:editing-cycles>13</meta:editing-cycles>
    <meta:generator>LibreOffice/6.2.8.2$Linux_X86_64 LibreOffice_project/20$Build-2</meta:generator>
    <meta:document-statistic meta:table-count="2" meta:cell-count="136" meta:object-count="0"/>
  </office:meta>
</office:document-meta>
</file>